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8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9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3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5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7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stroke="none" svg:stroke-color="#000000" draw:fill="none" draw:fill-color="#ffffff" fo:min-height="0.893cm"/>
    </style:style>
    <style:style style:name="gr22" style:family="graphic" style:parent-style-name="standard">
      <style:graphic-properties svg:stroke-color="#000000" draw:fill-color="#00a65d" draw:textarea-horizontal-align="justify" draw:textarea-vertical-align="middle" draw:auto-grow-height="false" fo:min-height="0.668cm" fo:min-width="1.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1.0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6" style:family="graphic" style:parent-style-name="standard">
      <style:graphic-properties svg:stroke-color="#000000" draw:fill-color="#00a65d" draw:textarea-horizontal-align="justify" draw:textarea-vertical-align="middle" draw:auto-grow-height="false" fo:min-height="0.47cm" fo:min-width="0.982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66cm" fo:min-width="0.409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dddddd"/>
      <style:paragraph-properties fo:text-align="start"/>
      <style:text-properties fo:color="#666666" fo:font-size="13pt" style:font-size-asian="13pt" style:font-size-complex="13pt"/>
    </style:style>
    <style:style style:name="P9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10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11" style:family="paragraph">
      <loext:graphic-properties draw:fill-color="#5e8ac7"/>
      <style:paragraph-properties fo:text-align="start"/>
      <style:text-properties fo:color="#ffffff" style:font-name="Go Medium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5e8ac7"/>
      <style:paragraph-properties fo:text-align="center"/>
      <style:text-properties fo:color="#ffffff" style:font-name="Go Medium"/>
    </style:style>
    <style:style style:name="P14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5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6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7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8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9" style:family="paragraph">
      <loext:graphic-properties draw:fill="none" draw:fill-color="#ffffff"/>
      <style:text-properties fo:color="#ffffff" style:font-name="Go Medium" fo:font-size="20pt" style:font-size-asian="20pt" style:font-size-complex="20pt"/>
    </style:style>
    <style:style style:name="P20" style:family="paragraph">
      <loext:graphic-properties draw:fill-color="#00a65d"/>
      <style:paragraph-properties fo:text-align="center"/>
      <style:text-properties fo:color="#ffffff" style:font-name="Go Medium"/>
    </style:style>
    <style:style style:name="P21" style:family="paragraph">
      <loext:graphic-properties draw:fill="none" draw:fill-color="#ffffff"/>
      <style:text-properties fo:color="#ce181e" style:font-name="Go Medium"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="none" draw:fill-color="#ffffff"/>
      <style:text-properties fo:color="#ce181e" style:font-name="Go Medium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dddddd"/>
      <style:paragraph-properties fo:text-align="start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color="#ffffff" style:font-name="Go Medium" fo:font-size="14pt" style:font-size-asian="14pt" style:font-size-complex="14pt"/>
    </style:style>
    <style:style style:name="T8" style:family="text">
      <style:text-properties fo:color="#ffffff" style:font-name="Go Medium"/>
    </style:style>
    <style:style style:name="T9" style:family="text">
      <style:text-properties fo:color="#ffffff" style:font-name="Go Medium" fo:font-size="10pt" style:font-size-asian="10pt" style:font-size-complex="10pt"/>
    </style:style>
    <style:style style:name="T10" style:family="text">
      <style:text-properties fo:color="#ffffff" style:font-name="Go Medium" fo:font-size="16pt" style:font-size-asian="16pt" style:font-size-complex="16pt"/>
    </style:style>
    <style:style style:name="T11" style:family="text">
      <style:text-properties fo:color="#ffffff" style:font-name="MathJax_Typewriter" fo:font-size="14pt" style:font-size-asian="14pt" style:font-size-complex="14pt"/>
    </style:style>
    <style:style style:name="T12" style:family="text">
      <style:text-properties fo:color="#ffffff" style:font-name="MathJax_Typewriter"/>
    </style:style>
    <style:style style:name="T13" style:family="text">
      <style:text-properties fo:color="#ce181e" style:font-name="Go Medium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ce181e" style:font-name="Go Medium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>Edi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>Set Availability</text:span></text:p>
          <text:p text:style-name="P4"><text:span text:style-name="T2">I’m</text:span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2.397cm">
          <text:p text:style-name="P2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3.54cm">
          <text:p text:style-name="P2"><text:span text:style-name="T5">Length of meetings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6.038cm" svg:y1="11.956cm" svg:x2="26.038cm" svg:y2="10.94cm">
          <text:p/>
        </draw:line>
        <draw:line draw:style-name="gr6" draw:text-style-name="P7" draw:layer="layout" svg:x1="26.019cm" svg:y1="3.921cm" svg:x2="26.019cm" svg:y2="4.302cm">
          <text:p/>
        </draw:line>
        <draw:custom-shape draw:style-name="gr4" draw:text-style-name="P8" draw:layer="layout" svg:width="5.588cm" svg:height="1.016cm" svg:x="20.939cm" svg:y="4.683cm">
          <text:p text:style-name="P2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5.826cm">
          <text:p text:style-name="P2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6.969cm">
          <text:p text:style-name="P2"><text:span text:style-name="T6">Daily start hour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8.112cm">
          <text:p text:style-name="P2"><text:span text:style-name="T6">Daily end hour HH/AM|PM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842cm" svg:height="1.143cm" svg:x="20.812cm" svg:y="19.288cm">
          <text:p text:style-name="P4"><text:span text:style-name="T7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9.431cm" svg:height="2.032cm" svg:x="1cm" svg:y="3.54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7.511cm" svg:y1="3.54cm" svg:x2="17.51cm" svg:y2="20.71cm">
          <text:p/>
        </draw:line>
        <draw:line draw:style-name="gr10" draw:text-style-name="P7" draw:layer="layout" svg:x1="1cm" svg:y1="5.572cm" svg:x2="20.456cm" svg:y2="5.572cm">
          <text:p/>
        </draw:line>
        <draw:line draw:style-name="gr10" draw:text-style-name="P7" draw:layer="layout" svg:x1="1.025cm" svg:y1="3.491cm" svg:x2="20.456cm" svg:y2="3.491cm">
          <text:p/>
        </draw:line>
        <draw:line draw:style-name="gr10" draw:text-style-name="P7" draw:layer="layout" svg:x1="20.431cm" svg:y1="1cm" svg:x2="20.431cm" svg:y2="20.59cm">
          <text:p/>
        </draw:line>
        <draw:custom-shape draw:style-name="gr11" draw:text-style-name="P1" draw:layer="layout" svg:width="2.921cm" svg:height="2.032cm" svg:x="17.51cm" svg:y="3.54cm">
          <text:p text:style-name="P12"><text:span text:style-name="T8">Fri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14.589cm" svg:y="3.54cm">
          <text:p text:style-name="P12"><text:span text:style-name="T8">Thu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.612cm" svg:y1="3.54cm" svg:x2="14.611cm" svg:y2="20.71cm">
          <text:p/>
        </draw:line>
        <draw:custom-shape draw:style-name="gr11" draw:text-style-name="P1" draw:layer="layout" svg:width="2.921cm" svg:height="2.032cm" svg:x="11.689cm" svg:y="3.54cm">
          <text:p text:style-name="P12"><text:span text:style-name="T8">Wed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8.789cm" svg:y="3.54cm">
          <text:p text:style-name="P12"><text:span text:style-name="T8">Tue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921cm" svg:height="2.032cm" svg:x="5.889cm" svg:y="3.54cm">
          <text:p text:style-name="P4"><text:span text:style-name="T8">Mon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91cm" svg:height="2.032cm" svg:x="1cm" svg:y="3.54cm">
          <text:p text:style-name="P4"><text:span text:style-name="T8">Tim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.713cm" svg:y1="3.54cm" svg:x2="11.712cm" svg:y2="20.71cm">
          <text:p/>
        </draw:line>
        <draw:line draw:style-name="gr9" draw:text-style-name="P7" draw:layer="layout" svg:x1="8.814cm" svg:y1="3.54cm" svg:x2="8.813cm" svg:y2="20.71cm">
          <text:p/>
        </draw:line>
        <draw:line draw:style-name="gr9" draw:text-style-name="P7" draw:layer="layout" svg:x1="5.915cm" svg:y1="3.54cm" svg:x2="5.914cm" svg:y2="20.71cm">
          <text:p/>
        </draw:line>
        <draw:line draw:style-name="gr9" draw:text-style-name="P7" draw:layer="layout" svg:x1="14.613cm" svg:y1="3.54cm" svg:x2="14.612cm" svg:y2="20.71cm">
          <text:p/>
        </draw:line>
        <draw:line draw:style-name="gr9" draw:text-style-name="P7" draw:layer="layout" svg:x1="20.572cm" svg:y1="2.753cm" svg:x2="20.571cm" svg:y2="19.923cm">
          <text:p/>
        </draw:line>
        <draw:line draw:style-name="gr10" draw:text-style-name="P7" draw:layer="layout" svg:x1="20.431cm" svg:y1="1cm" svg:x2="20.431cm" svg:y2="20.59cm">
          <text:p/>
        </draw:line>
        <draw:line draw:style-name="gr13" draw:text-style-name="P7" draw:layer="layout" svg:x1="20.427cm" svg:y1="7.154cm" svg:x2="0.996cm" svg:y2="7.156cm">
          <text:p/>
        </draw:line>
        <draw:line draw:style-name="gr13" draw:text-style-name="P7" draw:layer="layout" svg:x1="20.428cm" svg:y1="8.654cm" svg:x2="0.997cm" svg:y2="8.656cm">
          <text:p/>
        </draw:line>
        <draw:line draw:style-name="gr13" draw:text-style-name="P7" draw:layer="layout" svg:x1="20.428cm" svg:y1="10.154cm" svg:x2="0.997cm" svg:y2="10.156cm">
          <text:p/>
        </draw:line>
        <draw:line draw:style-name="gr13" draw:text-style-name="P7" draw:layer="layout" svg:x1="20.429cm" svg:y1="11.654cm" svg:x2="0.998cm" svg:y2="11.656cm">
          <text:p/>
        </draw:line>
        <draw:line draw:style-name="gr13" draw:text-style-name="P7" draw:layer="layout" svg:x1="20.43cm" svg:y1="13.154cm" svg:x2="0.999cm" svg:y2="13.156cm">
          <text:p/>
        </draw:line>
        <draw:line draw:style-name="gr13" draw:text-style-name="P7" draw:layer="layout" svg:x1="20.431cm" svg:y1="14.754cm" svg:x2="1cm" svg:y2="14.756cm">
          <text:p/>
        </draw:line>
        <draw:line draw:style-name="gr13" draw:text-style-name="P7" draw:layer="layout" svg:x1="20.432cm" svg:y1="16.354cm" svg:x2="1.001cm" svg:y2="16.356cm">
          <text:p/>
        </draw:line>
        <draw:line draw:style-name="gr13" draw:text-style-name="P7" draw:layer="layout" svg:x1="20.433cm" svg:y1="17.954cm" svg:x2="1.002cm" svg:y2="17.956cm">
          <text:p/>
        </draw:line>
        <draw:line draw:style-name="gr13" draw:text-style-name="P7" draw:layer="layout" svg:x1="20.434cm" svg:y1="19.454cm" svg:x2="1.003cm" svg:y2="19.456cm">
          <text:p/>
        </draw:line>
        <draw:custom-shape draw:style-name="gr14" draw:text-style-name="P14" draw:layer="layout" svg:width="4.826cm" svg:height="1.397cm" svg:x="1cm" svg:y="5.699cm">
          <text:p text:style-name="P4"><text:span text:style-name="T9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7.199cm">
          <text:p text:style-name="P4"><text:span text:style-name="T10">SH+L - SH+2L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8.699cm">
          <text:p text:style-name="P4"><text:span text:style-name="T10">Start time+2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10.199cm">
          <text:p text:style-name="P4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8.699cm">
          <text:p text:style-name="P4"><text:span text:style-name="T10">SH+2L - SH+3L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826cm" svg:height="1.397cm" svg:x="1cm" svg:y="11.6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0.927cm" svg:x="1cm" svg:y="19.669cm">
          <text:p text:style-name="P4"><text:span text:style-name="T10">...-End Hou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5.953cm" svg:y="7.223cm">
          <text:p text:style-name="P4"><text:span text:style-name="T11">Robert</text:span></text:p>
          <text:p text:style-name="P4"><text:span text:style-name="T11">Pla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5.953cm" svg:y="8.723cm">
          <text:p text:style-name="P4"><text:span text:style-name="T11">Jimmy</text:span></text:p>
          <text:p text:style-name="P4"><text:span text:style-name="T11">P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794cm" svg:height="1.473cm" svg:x="5.953cm" svg:y="11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5.953cm" svg:y="10.1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5.954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8.855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1.755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4.656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7.557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8.854cm" svg:y="7.1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8.855cm" svg:y="8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794cm" svg:height="1.397cm" svg:x="11.753cm" svg:y="8.723cm">
          <text:p text:style-name="P4"><text:span text:style-name="T11">Feliks</text:span></text:p>
          <text:p text:style-name="P4"><text:span text:style-name="T11">Zemdeg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11.753cm" svg:y="13.223cm">
          <text:p text:style-name="P4"><text:span text:style-name="T11">Tom</text:span></text:p>
          <text:p text:style-name="P4"><text:span text:style-name="T11">Scholz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94cm" svg:height="1.473cm" svg:x="11.756cm" svg:y="10.1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11.757cm" svg:y="11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39cm" svg:y="10.912cm">
          <text:p text:style-name="P2"><text:span text:style-name="T5">Available/Unavailabl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6.319cm" svg:y1="11.287cm" svg:x2="26.319cm" svg:y2="11.668cm">
          <text:p/>
        </draw:line>
        <draw:line draw:style-name="gr5" draw:text-style-name="P7" draw:layer="layout" svg:x1="26.038cm" svg:y1="11.956cm" svg:x2="26.038cm" svg:y2="10.94cm">
          <text:p/>
        </draw:line>
        <draw:frame draw:style-name="gr21" draw:text-style-name="P19" draw:layer="layout" svg:width="3.048cm" svg:height="1.143cm" svg:x="22.717cm" svg:y="11.817cm">
          <draw:text-box>
            <text:p><text:span text:style-name="T2">From</text:span></text:p>
          </draw:text-box>
        </draw:frame>
        <draw:custom-shape draw:style-name="gr4" draw:text-style-name="P6" draw:layer="layout" svg:width="5.588cm" svg:height="1.016cm" svg:x="20.939cm" svg:y="12.8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3.718cm">
          <draw:text-box>
            <text:p><text:span text:style-name="T2">To</text:span></text:p>
          </draw:text-box>
        </draw:frame>
        <draw:custom-shape draw:style-name="gr4" draw:text-style-name="P6" draw:layer="layout" svg:width="5.588cm" svg:height="1.016cm" svg:x="20.939cm" svg:y="14.6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6.621cm">
          <text:p text:style-name="P2"><text:span text:style-name="T5">Mon’s,9/13/18,All,etc.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5.519cm">
          <draw:text-box>
            <text:p><text:span text:style-name="T2">On</text:span></text:p>
          </draw:text-box>
        </draw:frame>
        <draw:line draw:style-name="gr6" draw:text-style-name="P7" draw:layer="layout" svg:x1="26.319cm" svg:y1="16.953cm" svg:x2="26.319cm" svg:y2="17.334cm">
          <text:p/>
        </draw:line>
        <draw:line draw:style-name="gr5" draw:text-style-name="P7" draw:layer="layout" svg:x1="26.038cm" svg:y1="17.656cm" svg:x2="26.038cm" svg:y2="16.64cm">
          <text:p/>
        </draw:line>
        <draw:custom-shape draw:style-name="gr22" draw:text-style-name="P20" draw:layer="layout" svg:width="1.778cm" svg:height="1.016cm" svg:x="22.844cm" svg:y="17.891cm">
          <text:p text:style-name="P4"><text:span text:style-name="T8">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25.738cm" svg:y1="4.556cm" svg:x2="25.738cm" svg:y2="3.54cm">
          <text:p/>
        </draw:line>
        <draw:frame draw:style-name="gr23" draw:text-style-name="P21" draw:layer="layout" svg:width="1.586cm" svg:height="1.716cm" svg:x="13.446cm" svg:y="1.57cm">
          <draw:text-box>
            <text:p><text:span text:style-name="T13">1.</text:span></text:p>
          </draw:text-box>
        </draw:frame>
        <draw:frame draw:style-name="gr24" draw:text-style-name="P22" draw:layer="layout" svg:width="1.162cm" svg:height="1.148cm" svg:x="20.158cm" svg:y="1.762cm">
          <draw:text-box>
            <text:p><text:span text:style-name="T14">1.</text:span></text:p>
          </draw:text-box>
        </draw:frame>
        <draw:frame draw:style-name="gr24" draw:text-style-name="P22" draw:layer="layout" svg:width="1.162cm" svg:height="1.148cm" svg:x="20.158cm" svg:y="2.962cm">
          <draw:text-box>
            <text:p><text:span text:style-name="T14">2.</text:span></text:p>
          </draw:text-box>
        </draw:frame>
        <draw:frame draw:style-name="gr24" draw:text-style-name="P22" draw:layer="layout" svg:width="1.162cm" svg:height="1.148cm" svg:x="20.158cm" svg:y="4.162cm">
          <draw:text-box>
            <text:p><text:span text:style-name="T14">3.</text:span></text:p>
          </draw:text-box>
        </draw:frame>
        <draw:frame draw:style-name="gr24" draw:text-style-name="P22" draw:layer="layout" svg:width="1.162cm" svg:height="1.148cm" svg:x="20.158cm" svg:y="5.262cm">
          <draw:text-box>
            <text:p><text:span text:style-name="T14">4.</text:span></text:p>
          </draw:text-box>
        </draw:frame>
        <draw:frame draw:style-name="gr24" draw:text-style-name="P22" draw:layer="layout" svg:width="1.162cm" svg:height="1.148cm" svg:x="20.158cm" svg:y="6.462cm">
          <draw:text-box>
            <text:p><text:span text:style-name="T14">5.</text:span></text:p>
          </draw:text-box>
        </draw:frame>
        <draw:frame draw:style-name="gr24" draw:text-style-name="P22" draw:layer="layout" svg:width="1.162cm" svg:height="1.148cm" svg:x="20.158cm" svg:y="7.562cm">
          <draw:text-box>
            <text:p><text:span text:style-name="T14">6.</text:span></text:p>
          </draw:text-box>
        </draw:frame>
        <draw:frame draw:style-name="gr24" draw:text-style-name="P22" draw:layer="layout" svg:width="1.162cm" svg:height="1.148cm" svg:x="20.05cm" svg:y="9.89cm">
          <draw:text-box>
            <text:p><text:span text:style-name="T14">7.</text:span></text:p>
          </draw:text-box>
        </draw:frame>
        <draw:frame draw:style-name="gr24" draw:text-style-name="P22" draw:layer="layout" svg:width="1.162cm" svg:height="1.148cm" svg:x="20.05cm" svg:y="11.668cm">
          <draw:text-box>
            <text:p><text:span text:style-name="T14">8.</text:span></text:p>
          </draw:text-box>
        </draw:frame>
        <draw:frame draw:style-name="gr24" draw:text-style-name="P22" draw:layer="layout" svg:width="1.162cm" svg:height="1.148cm" svg:x="20.193cm" svg:y="13.256cm">
          <draw:text-box>
            <text:p><text:span text:style-name="T14">9.</text:span></text:p>
          </draw:text-box>
        </draw:frame>
        <draw:frame draw:style-name="gr25" draw:text-style-name="P22" draw:layer="layout" svg:width="1.67cm" svg:height="1.199cm" svg:x="19.993cm" svg:y="15.156cm">
          <draw:text-box>
            <text:p><text:span text:style-name="T14">10.</text:span></text:p>
          </draw:text-box>
        </draw:frame>
        <draw:frame draw:style-name="gr25" draw:text-style-name="P22" draw:layer="layout" svg:width="1.67cm" svg:height="1.199cm" svg:x="20.793cm" svg:y="16.857cm">
          <draw:text-box>
            <text:p><text:span text:style-name="T14">11.</text:span></text:p>
          </draw:text-box>
        </draw:frame>
        <draw:frame draw:style-name="gr25" draw:text-style-name="P22" draw:layer="layout" svg:width="1.67cm" svg:height="1.199cm" svg:x="19.904cm" svg:y="19.415cm">
          <draw:text-box>
            <text:p><text:span text:style-name="T14">12.</text:span></text:p>
          </draw:text-box>
        </draw:frame>
        <draw:frame draw:style-name="gr25" draw:text-style-name="P22" draw:layer="layout" svg:width="1.67cm" svg:height="1.199cm" svg:x="14.312cm" svg:y="13.266cm">
          <draw:text-box>
            <text:p><text:span text:style-name="T14">13.</text:span></text:p>
          </draw:text-box>
        </draw:frame>
        <draw:frame draw:style-name="gr25" draw:text-style-name="P22" draw:layer="layout" svg:width="1.67cm" svg:height="1.199cm" svg:x="14.312cm" svg:y="11.867cm">
          <draw:text-box>
            <text:p><text:span text:style-name="T14">14.</text:span></text:p>
          </draw:text-box>
        </draw:frame>
        <draw:frame draw:style-name="gr25" draw:text-style-name="P22" draw:layer="layout" svg:width="1.67cm" svg:height="1.199cm" svg:x="15.212cm" svg:y="7.068cm">
          <draw:text-box>
            <text:p><text:span text:style-name="T14">15.</text:span></text:p>
          </draw:text-box>
        </draw:frame>
        <draw:custom-shape draw:style-name="gr3" draw:text-style-name="P5" draw:layer="layout" svg:width="6.509cm" svg:height="19.59cm" svg:x="20.431cm" svg:y="1cm">
          <text:p text:style-name="P4"><text:span text:style-name="T2">Edi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3">Set Availability</text:span></text:p>
          <text:p text:style-name="P4"><text:span text:style-name="T2">I’m</text:span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.897cm">
          <text:p text:style-name="P2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2.94cm">
          <text:p text:style-name="P2"><text:span text:style-name="T5">Length of meeting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6.019cm" svg:y1="3.221cm" svg:x2="26.019cm" svg:y2="3.602cm">
          <text:p/>
        </draw:line>
        <draw:custom-shape draw:style-name="gr4" draw:text-style-name="P8" draw:layer="layout" svg:width="5.588cm" svg:height="1.016cm" svg:x="20.939cm" svg:y="3.983cm">
          <text:p text:style-name="P2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5.026cm">
          <text:p text:style-name="P2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6.069cm">
          <text:p text:style-name="P2"><text:span text:style-name="T15">Daily start hour</text:span><text:span text:style-name="T6">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7.112cm">
          <text:p text:style-name="P2"><text:span text:style-name="T6">Daily end hour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0.012cm">
          <text:p text:style-name="P2"><text:span text:style-name="T5">Available/Unavailable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.778cm" svg:height="1.016cm" svg:x="22.844cm" svg:y="17.891cm">
          <text:p text:style-name="P4"><text:span text:style-name="T8">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39cm" svg:y="11.7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6.512cm">
          <text:p text:style-name="P2"><text:span text:style-name="T5">Your secret code</text:span></text:p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.162cm" svg:height="1.148cm" svg:x="20.158cm" svg:y="1.762cm">
          <draw:text-box>
            <text:p><text:span text:style-name="T14">1.</text:span></text:p>
          </draw:text-box>
        </draw:frame>
        <draw:frame draw:style-name="gr24" draw:text-style-name="P22" draw:layer="layout" svg:width="1.162cm" svg:height="1.148cm" svg:x="20.158cm" svg:y="2.962cm">
          <draw:text-box>
            <text:p><text:span text:style-name="T14">2.</text:span></text:p>
          </draw:text-box>
        </draw:frame>
        <draw:frame draw:style-name="gr24" draw:text-style-name="P22" draw:layer="layout" svg:width="1.162cm" svg:height="1.148cm" svg:x="26.019cm" svg:y="3.921cm">
          <draw:text-box>
            <text:p><text:span text:style-name="T14">3.</text:span></text:p>
          </draw:text-box>
        </draw:frame>
        <draw:frame draw:style-name="gr24" draw:text-style-name="P22" draw:layer="layout" svg:width="1.162cm" svg:height="1.148cm" svg:x="20.158cm" svg:y="5.262cm">
          <draw:text-box>
            <text:p><text:span text:style-name="T14">4.</text:span></text:p>
          </draw:text-box>
        </draw:frame>
        <draw:frame draw:style-name="gr24" draw:text-style-name="P22" draw:layer="layout" svg:width="1.162cm" svg:height="1.148cm" svg:x="20.158cm" svg:y="6.462cm">
          <draw:text-box>
            <text:p><text:span text:style-name="T14">5.</text:span></text:p>
          </draw:text-box>
        </draw:frame>
        <draw:frame draw:style-name="gr24" draw:text-style-name="P22" draw:layer="layout" svg:width="1.162cm" svg:height="1.148cm" svg:x="20.158cm" svg:y="7.562cm">
          <draw:text-box>
            <text:p><text:span text:style-name="T14">6.</text:span></text:p>
          </draw:text-box>
        </draw:frame>
        <draw:frame draw:style-name="gr24" draw:text-style-name="P22" draw:layer="layout" svg:width="1.162cm" svg:height="1.148cm" svg:x="20.05cm" svg:y="9.89cm">
          <draw:text-box>
            <text:p><text:span text:style-name="T14">7.</text:span></text:p>
          </draw:text-box>
        </draw:frame>
        <draw:frame draw:style-name="gr24" draw:text-style-name="P22" draw:layer="layout" svg:width="1.162cm" svg:height="1.148cm" svg:x="20.05cm" svg:y="11.668cm">
          <draw:text-box>
            <text:p><text:span text:style-name="T14">8.</text:span></text:p>
          </draw:text-box>
        </draw:frame>
        <draw:custom-shape draw:style-name="gr4" draw:text-style-name="P6" draw:layer="layout" svg:width="5.588cm" svg:height="1.016cm" svg:x="20.939cm" svg:y="1.898cm">
          <text:p text:style-name="P2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2.941cm">
          <text:p text:style-name="P2"><text:span text:style-name="T5">Length of mee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588cm" svg:height="1.016cm" svg:x="20.939cm" svg:y="3.984cm">
          <text:p text:style-name="P2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5.027cm">
          <text:p text:style-name="P2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6.07cm">
          <text:p text:style-name="P2"><text:span text:style-name="T15">Daily start hour</text:span><text:span text:style-name="T6">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7.113cm">
          <text:p text:style-name="P2"><text:span text:style-name="T6">Daily end hour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0.013cm">
          <text:p text:style-name="P2"><text:span text:style-name="T5">Available/Unavailable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0.818cm">
          <draw:text-box>
            <text:p><text:span text:style-name="T2">From</text:span></text:p>
          </draw:text-box>
        </draw:frame>
        <draw:custom-shape draw:style-name="gr4" draw:text-style-name="P6" draw:layer="layout" svg:width="5.588cm" svg:height="1.016cm" svg:x="20.939cm" svg:y="13.413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5.122cm">
          <text:p text:style-name="P2"><text:span text:style-name="T5">Mon’s,9/13/18,All,etc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1.713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6.513cm">
          <text:p text:style-name="P2"><text:span text:style-name="T5">Your secret code</text:span></text:p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.162cm" svg:height="1.148cm" svg:x="20.193cm" svg:y="13.256cm">
          <draw:text-box>
            <text:p><text:span text:style-name="T14">9.</text:span></text:p>
          </draw:text-box>
        </draw:frame>
        <draw:frame draw:style-name="gr25" draw:text-style-name="P22" draw:layer="layout" svg:width="1.67cm" svg:height="1.199cm" svg:x="19.993cm" svg:y="15.157cm">
          <draw:text-box>
            <text:p><text:span text:style-name="T14">10.</text:span></text:p>
          </draw:text-box>
        </draw:frame>
        <draw:frame draw:style-name="gr25" draw:text-style-name="P22" draw:layer="layout" svg:width="1.67cm" svg:height="1.199cm" svg:x="19.904cm" svg:y="19.416cm">
          <draw:text-box>
            <text:p><text:span text:style-name="T14">12.</text:span></text:p>
          </draw:text-box>
        </draw:frame>
        <draw:custom-shape draw:style-name="gr7" draw:text-style-name="P10" draw:layer="layout" svg:width="5.842cm" svg:height="1.143cm" svg:x="20.813cm" svg:y="19.288cm">
          <text:p text:style-name="P4"><text:span text:style-name="T7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2" draw:layer="layout" svg:width="1.67cm" svg:height="1.199cm" svg:x="19.904cm" svg:y="19.417cm">
          <draw:text-box>
            <text:p><text:span text:style-name="T14">12.</text:span></text:p>
          </draw:text-box>
        </draw:frame>
        <draw:frame draw:style-name="gr25" draw:text-style-name="P22" draw:layer="layout" svg:width="1.67cm" svg:height="1.199cm" svg:x="19.796cm" svg:y="16.692cm">
          <draw:text-box>
            <text:p><text:span text:style-name="T14">16.</text:span></text:p>
          </draw:text-box>
        </draw:frame>
        <draw:custom-shape draw:style-name="gr4" draw:text-style-name="P6" draw:layer="layout" svg:width="5.588cm" svg:height="1.016cm" svg:x="20.939cm" svg:y="11.713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2.519cm">
          <draw:text-box>
            <text:p><text:span text:style-name="T2">To</text:span></text:p>
          </draw:text-box>
        </draw:frame>
        <draw:frame draw:style-name="gr21" draw:text-style-name="P19" draw:layer="layout" svg:width="3.048cm" svg:height="1.143cm" svg:x="22.717cm" svg:y="14.219cm">
          <draw:text-box>
            <text:p><text:span text:style-name="T2">On</text:span></text:p>
          </draw:text-box>
        </draw:frame>
        <draw:frame draw:style-name="gr25" draw:text-style-name="P22" draw:layer="layout" svg:width="1.67cm" svg:height="1.199cm" svg:x="21.393cm" svg:y="17.858cm">
          <draw:text-box>
            <text:p><text:span text:style-name="T14">11.</text:span></text:p>
          </draw:text-box>
        </draw:frame>
        <draw:custom-shape draw:style-name="gr27" draw:text-style-name="P23" draw:layer="layout" svg:width="0.909cm" svg:height="1.016cm" svg:x="5.219cm" svg:y="3.998cm">
          <text:p/>
          <draw:enhanced-geometry svg:viewBox="0 0 21600 21600" draw:type="rectangle" draw:enhanced-path="M 0 0 L 21600 0 21600 21600 0 21600 0 0 Z N"/>
        </draw:custom-shape>
        <draw:line draw:style-name="gr28" draw:text-style-name="P24" draw:layer="layout" svg:x1="5.526cm" svg:y1="4.529cm" svg:x2="5.399cm" svg:y2="4.529cm">
          <text:p/>
        </draw:line>
        <draw:custom-shape draw:style-name="gr27" draw:text-style-name="P23" draw:layer="layout" svg:width="0.909cm" svg:height="1.016cm" svg:x="20.119cm" svg:y="3.998cm">
          <text:p/>
          <draw:enhanced-geometry svg:viewBox="0 0 21600 21600" draw:type="rectangle" draw:enhanced-path="M 0 0 L 21600 0 21600 21600 0 21600 0 0 Z N"/>
        </draw:custom-shape>
        <draw:line draw:style-name="gr28" draw:text-style-name="P24" draw:layer="layout" svg:x1="20.431cm" svg:y1="4.556cm" svg:x2="20.812cm" svg:y2="4.556cm">
          <text:p/>
        </draw:line>
        <draw:frame draw:style-name="gr24" draw:text-style-name="P22" draw:layer="layout" svg:width="1.162cm" svg:height="1.148cm" svg:x="26.019cm" svg:y="3.921cm">
          <draw:text-box>
            <text:p><text:span text:style-name="T14">3.</text:span></text:p>
          </draw:text-box>
        </draw:frame>
        <draw:frame draw:style-name="gr25" draw:text-style-name="P22" draw:layer="layout" svg:width="1.67cm" svg:height="1.199cm" svg:x="4.791cm" svg:y="4.683cm">
          <draw:text-box>
            <text:p><text:span text:style-name="T14">17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5T14:25:50.270188523</dc:date>
    <meta:editing-duration>PT1H7M54S</meta:editing-duration>
    <meta:editing-cycles>11</meta:editing-cycles>
    <meta:generator>LibreOffice/6.0.3.2$Linux_X86_64 LibreOffice_project/00m0$Build-2</meta:generator>
    <meta:document-statistic meta:object-count="138"/>
  </office:meta>
</office:document-meta>
</file>